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1fe" officeooo:paragraph-rsid="000f51fe"/>
    </style:style>
    <style:style style:name="T1" style:family="text">
      <style:text-properties officeooo:rsid="000fe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rte query of student </text:p>
      <text:p text:style-name="P1">select all data from student</text:p>
      <text:p text:style-name="P1">select <text:s/>student id firstname,lastname,age tbale studemt</text:p>
      <text:p text:style-name="P1">wirte query to find unique values gender and schlorship column</text:p>
      <text:p text:style-name="P1">wrtie query tempary columns firstname fn,lastname ln,age old</text:p>
      <text:p text:style-name="P1">write query to see student from delhi</text:p>
      <text:p text:style-name="P1">write query to see student from pune</text:p>
      <text:p text:style-name="P1">write query student extract male</text:p>
      <text:p text:style-name="P1">write query where course is not equal to datascience</text:p>
      <text:p text:style-name="P1">write student <text:s/>marks &gt; 80</text:p>
      <text:p text:style-name="P1">age &lt;22</text:p>
      <text:p text:style-name="P1">where marks &gt;=85</text:p>
      <text:p text:style-name="P1">age &lt;=19</text:p>
      <text:p text:style-name="P1"/>
      <text:p text:style-name="P1">all studnet data science ,marks &gt; 80</text:p>
      <text:p text:style-name="P1">extract records where course datasciecne ,marks &gt;80,city=delhi</text:p>
      <text:p text:style-name="P1">studnet opted for datascience or ml/AI</text:p>
      <text:p text:style-name="P1">records student city not belong to mumbai</text:p>
      <text:p text:style-name="P1"/>
      <text:p text:style-name="P1">extract records where course not equal to data science</text:p>
      <text:p text:style-name="P1"/>
      <text:p text:style-name="P1">see student city belong to mumabi or city <text:span text:style-name="T1">equals delhi and marks &gt; 70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3:05:15.030976749</meta:creation-date>
    <dc:date>2025-11-24T13:17:27.106234869</dc:date>
    <meta:editing-duration>PT42S</meta:editing-duration>
    <meta:editing-cycles>1</meta:editing-cycles>
    <meta:document-statistic meta:table-count="0" meta:image-count="0" meta:object-count="0" meta:page-count="1" meta:paragraph-count="19" meta:word-count="123" meta:character-count="742" meta:non-whitespace-character-count="635"/>
    <meta:generator>LibreOffice/7.3.7.2$Linux_X86_64 LibreOffice_project/30$Build-2</meta:generator>
  </office:meta>
</office:document-meta>
</file>